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974">
            <text:p>197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654">
            <text:p>165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636">
            <text:p>163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407">
            <text:p>140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224">
            <text:p>122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092">
            <text:p>109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075">
            <text:p>107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11">
            <text:p>101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979">
            <text:p>97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16">
            <text:p>81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768">
            <text:p>76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23">
            <text:p>52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488">
            <text:p>48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36">
            <text:p>33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71">
            <text:p>17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28">
            <text:p>12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57">
            <text:p>5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54">
            <text:p>5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ce8" office:value-type="float" office:value="0">
            <text:p>0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6:18:13</dc:date>
    <dc:creator>Julien Lamarche</dc:creator>
    <meta:editing-duration>PT1H37M32S</meta:editing-duration>
    <meta:editing-cycles>20</meta:editing-cycles>
    <meta:generator>LibreOffice/3.5$Linux_x86 LibreOffice_project/350m1$Build-2</meta:generator>
    <meta:document-statistic meta:table-count="4" meta:cell-count="15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974">
                <text:p>1974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